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557d" officeooo:paragraph-rsid="000e557d"/>
    </style:style>
    <style:style style:name="P2" style:family="paragraph" style:parent-style-name="Standard">
      <style:text-properties officeooo:rsid="000f1179" officeooo:paragraph-rsid="000f1179"/>
    </style:style>
    <style:style style:name="P3" style:family="paragraph" style:parent-style-name="Standard">
      <style:text-properties officeooo:rsid="0010b082" officeooo:paragraph-rsid="0010b082"/>
    </style:style>
    <style:style style:name="T1" style:family="text">
      <style:text-properties officeooo:rsid="0010b0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architect and the planner have long been thought of one of the primary drivers of the progression of the built environment, and at times cultural production in general. In my mind, this is a short-changing of the power and value of the architect in the modern world. In “The Right to the City”, Henri <text:s/>Lefebvre writes that “the architect […] cannot out of nothingness create new forms and relations. More precisely, the architect is no more a miracle worker than the sociologist.” (Lefebrve 150-151) This is due to the simple fact that in our world, nothingness does not exist spatially. There will always be existing fabrics at work in a place, be they social, environmental, or cultural. Therefore, when engaging with a place spatially architects will always have the choice whether to create a productive and equitable dialogue with the “nothingness” or ignore it. </text:p>
      <text:p text:style-name="P1"/>
      <text:p text:style-name="P2">States constructed notions of cadastral maps to give a sense of order and rigidity to the life that exists in the “nothingness”. (Scott 2) These political divisions of land influence the production of architecture, as for better or worse, architects are often allied with power. Frequently in our post-industrial world, power is concentrated in the states. Architects then have the implicit tendency to be unwilling agents of state agenda, <text:span text:style-name="T1">crafting lenses to perceive the world and being tempted to view all through that top-down lens which may miss the essential qualities of the local. (Scott 7) This is a manner of practice that many architects work under.</text:span></text:p>
      <text:p text:style-name="P1"/>
      <text:p text:style-name="P3">However, there remains an alternative path forward for the relationship between architects and the field upon which they work. Mistrust of architects and other “experts” is rampant in the world. Design practiced with “a profound appreciation for the local” (Citizen Architect) as opposed to enforcing top-down plans with little input from those that directly effect it can and will increase the health and happiness of people, both physical and mental. After all, “citizens [will feel they] have the right to decide and control the future of their built environment.”(Crockett 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0T17:00:27.245000000</meta:creation-date>
    <meta:generator>LibreOffice/6.3.5.2$Windows_X86_64 LibreOffice_project/dd0751754f11728f69b42ee2af66670068624673</meta:generator>
    <dc:date>2021-04-20T17:31:42.635000000</dc:date>
    <meta:editing-duration>PT9M57S</meta:editing-duration>
    <meta:editing-cycles>1</meta:editing-cycles>
    <meta:document-statistic meta:table-count="0" meta:image-count="0" meta:object-count="0" meta:page-count="1" meta:paragraph-count="3" meta:word-count="342" meta:character-count="2110" meta:non-whitespace-character-count="1769"/>
  </office:meta>
</office:document-meta>
</file>